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officeooo:paragraph-rsid="0010001c"/>
    </style:style>
    <style:style style:name="T1" style:family="text">
      <style:text-properties style:font-name="DejaVu Sans"/>
    </style:style>
    <style:style style:name="T2" style:family="text">
      <style:text-properties style:font-name="DejaVu Sans" officeooo:rsid="0005d18f"/>
    </style:style>
    <style:style style:name="T3" style:family="text">
      <style:text-properties style:font-name="DejaVu Sans" officeooo:rsid="0011f669"/>
    </style:style>
    <style:style style:name="T4" style:family="text">
      <style:text-properties style:font-name="DejaVu Sans" officeooo:rsid="0011c3f7"/>
    </style:style>
    <style:style style:name="T5" style:family="text">
      <style:text-properties style:font-name="DejaVu Sans" fo:font-size="16pt" fo:font-weight="bold" style:font-size-asian="16pt" style:font-weight-asian="bold" style:font-size-complex="16pt" style:font-weight-complex="bold"/>
    </style:style>
    <style:style style:name="T6" style:family="text">
      <style:text-properties style:font-name="DejaVu Sans" officeooo:rsid="000d2acb"/>
    </style:style>
    <style:style style:name="T7" style:family="text">
      <style:text-properties style:text-line-through-style="none" style:text-line-through-type="none" style:font-name="DejaVu Sans" fo:font-size="12pt" style:text-underline-style="none" officeooo:rsid="001931c7" style:text-blinking="false" fo:background-color="transparent" loext:char-shading-value="0" style:font-name-asian="Arial" style:font-size-asian="14pt" style:font-name-complex="Arial" style:font-size-complex="14pt"/>
    </style:style>
    <style:style style:name="T8"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5">Jalale Al Inodoro, De Una Vez Por Todas!</text:span><text:span text:style-name="T1"><text:line-break/><text:line-break/>La gente es esencialmente la misma en todas partes. Solo externamente parecemos tan diferentes. Cada cultura humana es una expresión colorida como tantas flores en un jardín. Todos son diferentes y variados pero hay mucho más que es similair que diferente entre ellos. Dondequiera que vayas en el mundo encuentras las mismas virtudes básicas y los mismos escándalos. Los seres humanos crean los mismos dioses y demonios en todo el mundo. Tal vez la sociedad en particular en la que uno vive sigue caminos cíclicos de altibajos y la gente se levanta y cae en consecuencia, pero siempre le sucede a los seres humanos en formas muy similatarias. Solo oportunistas políticos y materialistas que promueven el miedo y los verdaderamente temerosos e ignorantes se centran más en las diferencias de la gente que en las similitudes de la gente. El nacionalismo, incluso en formas más responsables y racionales, siempre ha parecido bastante inmaduro comparado con la idea de que todos somos conciencia microcósmica evolucionando y existiendo en la viva y vibrante Conciencia Macrocosmica del universo.<text:line-break/><text:line-break/>La Conciencia subjetiva es la misma en todos los seres. Podemos tener mentes diferentes, pero el "yo" interno es idéntico en todos. Sólo en la parte objetiva de nuestra mente somos diferentes. La mente objetiva (chitta) está conectada con el mundo externo y el cerebro físico y, por lo tanto, está calificada por objetividades externas. Si uno ve solo externalidades, entonces todo parece diferente. Las personas simplemente están condicionadas y calificadas por diferentes entornos y circunstancias objetivas como raza, cultura y clase social. Sin embargo, si uno conoce la Conciencia interna pura, entonces se da cuenta de que la Conciencia subjetiva interna es la misma tanto en el Macrocosmos como en todos los microcosmos. Realmente, solo hay una Mente y Conciencia Macrocósmica. "Microcosmos" es un nombre inapropiado; se usa para describir una mente calificada por externalidades cuando la conciencia subjetiva de uno parece estar calificada y cambiada por el mundo externo, pero esta conciencia nunca se modifica realmente. Es como un espejo que refleja tantos objetos. No importa cuántos objetos y colores se reflejen en el espejo, el espejo nunca cambia.<text:line-break/><text:line-break/>Escuché una entrevista con Cornel West la otra noche. No puedo decir que he leído sus obras, pero sus entrevistas siempre me han impresionado. Lo que más me iluminó de esta entrevista fueron sus reflexiones sobre cómo la izquierda neoliberal y la derecha neo-fascista están controlados por los mismos grandes intereses en Wall Street y el complejo industrial militar. Ambos bandos sirven al Imperio Americano, solo la izquierda quiere dejar entrar a las minorías y a las mujeres en el juego mientras que la derecha mantiene una actitud racista más tradicional. Habló a largo plazo sobre cómo la gente nunca se introduce, incluso en las universidades, a la idea de que los Estados Unidos son un imperio con una historia de colonialismo, genocidio y explotación capitalista.<text:line-break/><text:line-break/>Reflexionando sobre esta entrevista empiezo a pensar en una persona cuya imagen siempre trato de mantener fuera de mi mente, el líder “neofascista” al que West se refiere. Recientemente escuché su voz y escuché a esta persona </text:span><text:soft-page-break/><text:span text:style-name="T1">hablar. Me siento en uno con el mundo, pero todavía hay gente cuya forma mental es tan inquietante que no quiero dejar que se acerquen a mi alma ni siquiera cognitiéndolos. Cuando evocamos a una persona u objeto en nuestra mente, en realidad existe una conexión con el objeto o la persona original. Las mentes débiles y inconscientes solo ven sus propias proyecciones y tienen muy poca conexión con el objeto original en sus mentes. Cuanto más fuerte y pura sea la mente, más se podrá conectar con la persona.<text:line-break/><text:line-break/>Trump es el ejemplo supremo y perfecto de ′′basura blanca." "Basura blanca′′ es un término que dejé de usar hace algún tiempo, al menos hasta ahora. Parecía bastante racista en que implica que los blancos también pueden ser “basura,” y no sólo las minorías discriminadas tan frecuentemente. Además, su uso común para describir a la gente rural y simple es realmente ofensivo para los pobres blancos. Sin embargo, cuando uno piensa en la “basura blanca” como un concepto que se refiere a un grupo de personas mezquinas y de mentalidad materialista con un complejo nacional y blanco de superioridad nacional que utilizan cristianos inseguros, temerosos y violentos como su base política, entonces “basura blanca” realmente es apropiada. Trump no es más que una manifestación de ignorancia colectiva y brutalidad, el líder perfecto para la cultura de la basura blanca en un imperio de basura blanca. Solo la conciencia basura podría manifestar esta abominación.<text:line-break/><text:line-break/>Tales distorsiones de la conciencia humana que ponen en peligro nuestra evolución son siempre maldecidas por la naturaleza y el macrocosmos se vuelve contra ellos. La naturaleza simplemente desata todas las reacciones acumuladas a las acciones pasadas de la conciencia colectiva con tanta precisión e incluso un simbolismo sorprendente para dejar en claro a la historia que lo que fue destruido fue una abominación. Espero que ahora pueda eliminar esta forma de mi mente, pero de alguna manera lo hago de una manera extraña gracias a Trump por ser un símbolo tan claro y perfecto. El Imperio Americano no se salvará del destino de otros imperios caídos que ya no sirven a ningún propósito evolutivo.<text:line-break/><text:line-break/>Hace poco soñé que iba de excursión al Polo Norte con el ex presidente Obama. Me estaba haciendo algunas preguntas sobre la filosofía del yoga. No quise hablar con él. Pensé internamente que “podrías ser un tipo decente si no fueras el líder del imperio corporativo, la máquina de guerra del complejo industrial militar, etc. etc.” No dije nada.<text:line-break/><text:line-break/>En el sueño, sabía que era un sueño y pensaba que estaba soñando esto porque en mi pasado, </text:span><text:a xlink:type="simple" xlink:href="https://workdrive.zoho.com/file/ozop1e6de0e910eee44f39d751a9adb9cdef6" text:style-name="Internet_20_link" text:visited-style-name="Visited_20_Internet_20_Link"><text:span text:style-name="T1">después del incidente de Purulia, siempre estaba en diálogos juguetones con personas muy “inteligentes”.</text:span></text:a><text:span text:style-name="T1"> </text:span><text:span text:style-name="T6">T</text:span><text:span text:style-name="T1">enía</text:span><text:span text:style-name="T6">n</text:span><text:span text:style-name="T1"> un ojo puesto en mí, pero yo era una persona inocente en la debacle y sentí que la gente de inteligencia y militar con la que dialogaba era realmente amigable conmigo. Sabían que no era patriota, pero también entendieron que no era un revolucionario anarquista o violento. Aproveché la situación para darles algunos enfrentamientos morales sutiles sobre ser servidores de la máquina de guerra. Me preguntaba si se despertaban un poco espiritual y moralmente si terminarían renunciando a sus posturas gubernamentales y militares. Por ejemplo, una vez dialogué con un </text:span><text:soft-page-break/><text:span text:style-name="T1">oficial de la marina y un profesor de West Point sobre ideas neoplatónicas y su similitud con la doctrina Upanashadic de la identidad del Atman con Brahman. Citó a John Scotus Eriugena. Hablamos sobre si el Atman, el alma individual, era igual a Brahman, el alma universal. Le dije que era cierto y me preguntó si era cierto en el sentido de que los dos canteloupes que sostenía eran idénticos. ¿Son idénticos o simplemente similares ?, preguntó. Dije que no hay nada exactamente similar en el plano físico, pero en el espíritu todo es uno. Sería como si dos cantelopes pudieran ser exactamente idénticos. Si fueran completamente idénticos, entonces no podríamos notar su separación bajo ningún escrutinio y serían completamente uno. Tal semejanza es imposible en el mundo físico pero en el espíritu todo es uno. Sin embargo, en el mundo físico deberíamos ver la unidad en la diversidad, como creación finita y diversa tratando de expresar el Infinito a través de la evolución de la conciencia, dije.<text:line-break/><text:line-break/>De todos modos, era mi pequeña historia personal de poder ver cómo las personas dentro de ambos lados del eterno juego de rebeldes y funcionarios del imperio realmente piensan, como seres humanos. Y con esto en mente, me di cuenta de que esa era la razón por la que en este sueño se suponía que debía guiarlo al polo norte. En años anteriores debatí con algunos intelectos muy finos del imperio. “Obomber” en este sueño es definitivamente el símbolo más refinado del gran intelecto humano esclavizado a la política sucia, al final un falso rostro humano y racional para el imperio más irracional y autodestructivo.<text:line-break/><text:line-break/>Llegamos a la punta del mundo. El Polo Norte estaba directamente en medio de lo que parecía ser un iglú. Al acercarse, el iglú era realmente una piscina. Estaba cubierto para protegerse del clima y había una pequeña puerta en este techo para entrar a las aguas de abajo. Obama me pidió que lo abriera. Vi que las aguas eran profundas y estaban conectadas con los océanos alrededor de este bloque de hielo sobre el que estábamos parados. Obama pidió mirar y me moví a un lado. Las aguas comenzaron a arremolinarse y toda la piscina se convirtió en un vórtice gigante. Una ola gigante lo envolvió y lo vi sonrojarse. El vórtice creció y envolvió todo el polo norte y también vi a toda la sociedad humana sonrojarse. Me preguntaba por qué no me estaba sonrojando, pero me di cuenta de que solo era un testigo sin un cuerpo físico en este sueño. Después de que todo terminó y me encontré con otras mentes sin cuerpo sentadas sobre un planeta yermo. Un espíritu heroico, mi amigo Baptiste, estaba dando un discurso ardiente al resto de los espíritus de nuestro grupo. Estaba diciendo que no deberíamos rendirnos sino regresar a la tierra, reencarnar y restablecer el dharma y la espiritualidad en una pizarra limpia, en un nuevo planeta. Algunos estaban convencidos y querían regresar, mientras que otros no se conmovían y eran demasiado complacientes para flotar felizmente sobre este intenso drama que finalmente había terminado.<text:line-break/><text:line-break/>Derechista, de izquierda; capitalista, comunista: si tu filosofía es material, al final usted realmente no importa y será reciclado por la naturaleza. La materia es una ilusión, la gente solo cree en ella cuando su corazón espiritual aún no está abierto. La razón universal no puede separarse del amor universal.<text:line-break/><text:line-break/>En los últimos 500 años se ha demostrado que el sistema capitalista no puede </text:span><text:soft-page-break/><text:span text:style-name="T1">sobrevivir sin genocidio, esclavitud y un imperialismo multinacional que explota el trabajo humano y atesora los recursos naturales robados de otras tierras. El comunismo, que nació como el hijo bastardo y la contrarreacción al capitalismo, se ha quedado corto de sus ideales en la práctica. En lugar de un proletariado liberado y la disolución del estado, encontramos gobiernos centrales tiránicos que oprimen gravemente los derechos humanos. El capitalismo busca unirse con cadenas de oro, mientras que el comunismo se une con cadenas pesadas de hierro. Ningún sistema ayuda a toda la humanidad a evolucionar física, mental o espiritualmente.<text:line-break/><text:line-break/>Si hay parásitos que atacan al organismo físico, ¿por qué no pueden existir parásitos que atacan al organismo mental? Así como los parásitos pueden abrirse camino en un organismo desequilibrado y enfermo, entonces ¿por qué un parásito mental no puede atacar a una mente enferma o ideologías que crean desequilibrios mentales? Quizás ideas limitadas y materialistas como el capitalismo y el comunismo están destinadas a volver locas las mentes individuales y colectivas porque son ideologías limitadas basadas en el materialismo y solo reconocen la naturaleza material y social de los seres humanos. Un ser humano desea libertad infinita. No solo deseamos la libertad, sino que estamos diseñados para buscarla. Existen dentro de nosotros todas las formas de pensamiento y estructuras emocionales para buscar formas superiores de felicidad mental y espiritual. El error común es buscar lo infinito en lo finito. Si nuestros deseos infinitos se ubican exclusivamente en las comodidades y los deseos egocéntricos, la frustración y la infelicidad eventualmente destruirán esta felicidad limitada ya que la naturaleza superior de uno no se ha expresado.<text:line-break/><text:line-break/>Estos parásitos mentales se llaman microvita en el tantra yoga. Al igual que hay bacterias positivas y negativas, existen microvitas positivas y negativas. La microvita positiva estimula los deseos superiores de la mente y el sistema endocrino, mientras que la microvita negativa mantiene la mente unida a nuestra naturaleza animal. Siempre hay un equilibrio de microvita positiva y negativa en la naturaleza, pero cuando la microvita negativa se sobreexpresa y la microvita positiva no se expresa, entonces ocurren grandes desequilibrios y la naturaleza debe restablecer el orden. Un ser humano que no participa en la evolución física, mental y espiritual es un desperdicio de energía y será atacado por una microvita negativa. El planeta debe deshacerse de algo de peso muerto. Las ideologías que moldean a los seres humanos en esclavos de la materia eventualmente serán expulsadas por la naturaleza ya que no fomentan la evolución del espíritu.<text:line-break/><text:line-break/>La mente es la entidad intermediaria entre el espíritu y la materia. “Como piensas, entonces te conviertes”. La mente se vuelve como los objetos de sus apegos. Las ocupaciones sutiles de la mente la hacen más fina, mientras que las ocupaciones burdas la degradan. Si el ego, el impulsor de la mente, es débil, entonces la microvita negativa ayuda hacer uno egoísta y de mente mezquina, busca las comodidades y sueña con hacerse rico y alcanzar solo ambiciones mundanas. Si uno es fuerte e inteligente, entonces la microvita positiva ayudan uno a luchar por la liberación de todas las limitaciones mentales y finalmente encuentra la paz en el espíritu infinito dentro. Cuando la mente se unifica con el </text:span><text:soft-page-break/><text:span text:style-name="T1">espíritu, es nirvana, libertad del tiempo y renacimiento. La mente ya no existe como una entidad separada: se funde con el espíritu. Cuando uno desafía el verdadero propósito del dharma (el camino de la evolución física y mental hacia la libertad espiritual), la mente se unifica con la materia. En esta unión, uno también está libre del renacimiento humano: la mente se desintegra en la materia, el cuerpo muere y uno se convierte en uno con la basura en las calles y la caca en las alcantarillas.</text:span></text:p>
      <text:p text:style-name="P1"/>
      <text:p text:style-name="P2"><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text:span text:style-name="T7"> </text:span></text:a><text:a xlink:type="simple" xlink:href="https://workdrive.zohoexternal.com/folder/ozop1d1dd3540879e463e8afd00a0e758ebf5" text:style-name="Internet_20_link" text:visited-style-name="Visited_20_Internet_20_Link"><text:span text:style-name="T8">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6T07:23:14.614056156</meta:creation-date>
    <dc:date>2021-12-13T20:51:24.742989108</dc:date>
    <meta:editing-duration>PT15M42S</meta:editing-duration>
    <meta:editing-cycles>6</meta:editing-cycles>
    <meta:generator>LibreOffice/7.0.4.2$Linux_X86_64 LibreOffice_project/00$Build-2</meta:generator>
    <meta:document-statistic meta:table-count="0" meta:image-count="0" meta:object-count="0" meta:page-count="5" meta:paragraph-count="2" meta:word-count="2293" meta:character-count="14095" meta:non-whitespace-character-count="11786"/>
  </office:meta>
</office:document-meta>
</file>